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3799in" fo:margin-left="0.6201in" fo:margin-top="0.1201in" fo:margin-bottom="0.1201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1.0021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2.75in" fo:margin-left="0.6201in" fo:margin-top="0.1201in" fo:margin-bottom="0.1201in" table:align="left" style:writing-mode="lr-tb"/>
    </style:style>
    <style:style style:name="Table2.A" style:family="table-column">
      <style:table-column-properties style:column-width="1.375in"/>
    </style:style>
    <style:style style:name="Table2.A1" style:family="table-cell">
      <style:table-cell-properties fo:padding="0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2f969cc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522f89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1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0" style:family="paragraph" style:parent-style-name="Standard" style:list-style-name="L1" style:master-page-name="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language="uk" fo:country="UA" officeooo:rsid="0519fea8" officeooo:paragraph-rsid="05802a63" fo:hyphenate="true" fo:hyphenation-remain-char-count="2" fo:hyphenation-push-char-count="2" loext:hyphenation-no-caps="false"/>
    </style:style>
    <style:style style:name="P21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519fea8" officeooo:paragraph-rsid="05802a63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5802a63" style:font-weight-asian="bold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581a0b4" fo:hyphenate="true" fo:hyphenation-remain-char-count="2" fo:hyphenation-push-char-count="2" loext:hyphenation-no-caps="false"/>
    </style:style>
    <style:style style:name="P24" style:family="paragraph" style:parent-style-name="Standard" style:list-style-name="L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287f1" officeooo:paragraph-rsid="058b3c4c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287f1" officeooo:paragraph-rsid="058b8b7d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287f1" officeooo:paragraph-rsid="058d384d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39e2f" officeooo:paragraph-rsid="05839e2f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5273e8d" officeooo:paragraph-rsid="02f969cc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21d855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8845c2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8f3eeb" officeooo:paragraph-rsid="058f3eeb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2" style:family="paragraph" style:parent-style-name="Standard" style:list-style-name="L1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8f3eeb" officeooo:paragraph-rsid="058f3eeb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8f3eeb" officeooo:paragraph-rsid="05963c6e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8f3eeb" officeooo:paragraph-rsid="0597b7e5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8f3eeb" officeooo:paragraph-rsid="05a66534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8f3eeb" officeooo:paragraph-rsid="05a786b6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8f3eeb" officeooo:paragraph-rsid="05a8ae3a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8f3eeb" officeooo:paragraph-rsid="05a9bb91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8f3eeb" officeooo:paragraph-rsid="05ab0e26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4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bea621" officeooo:paragraph-rsid="05bea621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41" style:family="paragraph" style:parent-style-name="Standard" style:list-style-name="L1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bea621" officeooo:paragraph-rsid="05bea621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42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officeooo:paragraph-rsid="0581a0b4" fo:hyphenate="true" fo:hyphenation-remain-char-count="2" fo:hyphenation-push-char-count="2" loext:hyphenation-no-caps="false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4pt" officeooo:rsid="05963c6e" officeooo:paragraph-rsid="05963c6e" style:font-size-asian="14pt" style:font-size-complex="14pt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57d9dc2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name="Times New Roman" fo:language="uk" fo:country="UA" fo:font-weight="normal" officeooo:rsid="0008bb06" style:font-weight-asian="normal" style:font-weight-complex="normal"/>
    </style:style>
    <style:style style:name="T14" style:family="text">
      <style:text-properties fo:font-weight="normal" officeooo:rsid="0519fea8" style:font-weight-asian="normal" style:font-weight-complex="normal"/>
    </style:style>
    <style:style style:name="T15" style:family="text">
      <style:text-properties fo:font-size="12pt" fo:font-weight="normal" officeooo:rsid="058287f1" fo:background-color="#ffff00" loext:char-shading-value="0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58287f1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5a2d998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5ab0e26" style:font-size-asian="10.5pt" style:font-weight-asian="normal" style:font-size-complex="12pt" style:font-weight-complex="normal"/>
    </style:style>
    <style:style style:name="T20" style:family="text">
      <style:text-properties fo:font-size="12pt" style:font-size-asian="10.5pt" style:font-size-complex="12pt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9in" draw:visible-area-height="1.989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9">6</text:span></text:p>
      <text:p text:style-name="P14"><text:span text:style-name="T8"><text:line-break/></text:span><text:span text:style-name="T4">з дисципліни «Організація комп’ютерних мереж</text:span><text:span text:style-name="T11">»</text:span></text:p>
      <text:p text:style-name="P18"/>
      <text:p text:style-name="P15"><text:span text:style-name="T5">на тему: </text:span><text:span text:style-name="T7">«Драйвер плати мережевого адаптера (ОС Windows NT Server)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2">в</text:span>: </text:p>
      <text:p text:style-name="P11">Івченко Ю.М.</text:p>
      <text:p text:style-name="P12"/>
      <text:p text:style-name="P12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span text:style-name="T2">Дніпро, 202</text:span><text:span text:style-name="T3">2</text:span></text:p>
      <text:p text:style-name="P2"><text:span text:style-name="T6">Тема.</text:span><text:span text:style-name="T1"> Драйвер плати мережевого адаптера (ОС Windows NT Server).</text:span></text:p>
      <text:p text:style-name="P22">Мета. <text:span text:style-name="T14">Навчитися:</text:span></text:p>
      <text:list xml:id="list1778174663" text:style-name="L1">
        <text:list-item>
          <text:p text:style-name="P20">встановлювати і конфігурувати плату мережевого адаптера в середовищі ОС Windows NT.</text:p>
        </text:list-item>
        <text:list-item>
          <text:p text:style-name="P21">видаляти драйвер плати мережевого адаптера.</text:p>
        </text:list-item>
      </text:list>
      <text:p text:style-name="P23"><text:span text:style-name="T10">Порядок виконання роботи.</text:span></text:p>
      <text:list xml:id="list2843512179" text:style-name="L12">
        <text:list-item>
          <text:p text:style-name="P42"><text:span text:style-name="T13">Ознайомтесь з умовами установки драйвера, конфігурації плати і видалення драйвера плати мережевого адаптера (на прикладі Windows NT Server).</text:span></text:p>
        </text:list-item>
        <text:list-item>
          <text:p text:style-name="P42"><text:span text:style-name="T13">Виконайте установку драйвера плати мережевого адаптера.</text:span></text:p>
        </text:list-item>
        <text:list-item>
          <text:p text:style-name="P42"><text:span text:style-name="T13">Виконайте видалення драйвера плати мережевого адаптера.</text:span></text:p>
        </text:list-item>
      </text:list>
      <text:p text:style-name="P29">Опис послідовності установки і видалення драйверів плати мережевого</text:p>
      <text:p text:style-name="P30">адаптера</text:p>
      <text:p text:style-name="P31"><text:span text:style-name="T17">У</text:span><text:span text:style-name="T16">становка:</text:span></text:p>
      <text:list xml:id="list2564387868" text:style-name="L13">
        <text:list-item>
          <text:p text:style-name="P32"><text:span text:style-name="T16">двічі клацнути значок Lab_driv;</text:span></text:p>
        </text:list-item>
        <text:list-item>
          <text:p text:style-name="P32"><text:span text:style-name="T16">у головній програмній групі Main двічі клацнути значок Control Panel. На екрані з’явиться вікно Control Panel;</text:span></text:p>
        </text:list-item>
        <text:list-item>
          <text:p text:style-name="P32"><text:span text:style-name="T16">двічі клацнути значок Network. На екрані з’явиться вікно Network Settings. Зверніть увагу на те, що поле вводу Installed Adapter Cards пусте;</text:span></text:p>
        </text:list-item>
        <text:list-item>
          <text:p text:style-name="P32"><text:span text:style-name="T16">клацнути кнопку Add Adapter. На екрані з’явиться вікно Add Network Adapter;</text:span></text:p>
        </text:list-item>
        <text:list-item>
          <text:p text:style-name="P32"><text:span text:style-name="T16">впевніться, що поле Network Adapter Card містить запис ”3Com EtherLinkII Adapter”. Клацніть кнопку Continue;</text:span></text:p>
        </text:list-item>
        <text:list-item>
          <text:p text:style-name="P32"><text:span text:style-name="T16">в нашому прикладі використайте для плати такі установки: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94072818495216">
          <table:table-cell table:style-name="Table1.A1" office:value-type="string">
            <text:p text:style-name="P33"><text:span text:style-name="T20">Параметр</text:span></text:p>
          </table:table-cell>
          <table:table-cell table:style-name="Table1.A1" office:value-type="string">
            <text:p text:style-name="P33"><text:span text:style-name="T20">Значення</text:span></text:p>
          </table:table-cell>
        </table:table-row>
        <table:table-row table:style-name="TableLine94072818495216">
          <table:table-cell table:style-name="Table1.A1" office:value-type="string">
            <text:p text:style-name="P33"><text:span text:style-name="T16">IRQ <text:s/>level</text:span></text:p>
          </table:table-cell>
          <table:table-cell table:style-name="Table1.A1" office:value-type="string">
            <text:p text:style-name="P43">3</text:p>
          </table:table-cell>
        </table:table-row>
        <table:table-row table:style-name="TableLine94072818495216">
          <table:table-cell table:style-name="Table1.A1" office:value-type="string">
            <text:p text:style-name="P34"><text:span text:style-name="T16">I/0 Port Address</text:span></text:p>
          </table:table-cell>
          <table:table-cell table:style-name="Table1.A1" office:value-type="string">
            <text:p text:style-name="P34"><text:span text:style-name="T16">0x300</text:span></text:p>
          </table:table-cell>
        </table:table-row>
        <table:table-row table:style-name="TableLine94072818495216">
          <table:table-cell table:style-name="Table1.A1" office:value-type="string">
            <text:p text:style-name="P34"><text:span text:style-name="T16">Transceiver <text:s/>Type</text:span></text:p>
          </table:table-cell>
          <table:table-cell table:style-name="Table1.A1" office:value-type="string">
            <text:p text:style-name="P34"><text:span text:style-name="T16">OnBoard</text:span></text:p>
          </table:table-cell>
        </table:table-row>
        <table:table-row table:style-name="TableLine94072818495216">
          <table:table-cell table:style-name="Table1.A1" office:value-type="string">
            <text:p text:style-name="P34"><text:span text:style-name="T16">Memory <text:s/>Mapped</text:span></text:p>
          </table:table-cell>
          <table:table-cell table:style-name="Table1.A1" office:value-type="string">
            <text:p text:style-name="P34"><text:span text:style-name="T16">No</text:span></text:p>
          </table:table-cell>
        </table:table-row>
      </table:table>
      <text:list xml:id="list140617554099116" text:continue-numbering="true" text:style-name="L13">
        <text:list-item>
          <text:p text:style-name="P32"><text:span text:style-name="T16">виберіть правильні параметри, клацніть кнопку OK. На цьому закінчується установка програмного забезпечення, і на екрані розкривається вікно Network Settings. Зверніть увагу: плата 3Com EtherLinkII Adapter з’явилася в полі Installed Adapter Cards;</text:span></text:p>
        </text:list-item>
        <text:list-item>
          <text:p text:style-name="P32"><text:span text:style-name="T16">додайте адаптер Intel EtherExpress 16LAN Adapter з </text:span><text:span text:style-name="T18">наступними</text:span><text:span text:style-name="T16"> установками:</text:span></text:p>
        </text:list-item>
      </text:list>
      <table:table table:name="Table2" table:style-name="Table2">
        <table:table-column table:style-name="Table2.A" table:number-columns-repeated="2"/>
        <table:table-row table:style-name="TableLine94072826069504">
          <table:table-cell table:style-name="Table2.A1" office:value-type="string">
            <text:p text:style-name="P35"><text:span text:style-name="T20">Параметр</text:span></text:p>
          </table:table-cell>
          <table:table-cell table:style-name="Table2.A1" office:value-type="string">
            <text:p text:style-name="P35"><text:span text:style-name="T20">Значення</text:span></text:p>
          </table:table-cell>
        </table:table-row>
        <table:table-row table:style-name="TableLine94072826069504">
          <table:table-cell table:style-name="Table2.A1" office:value-type="string">
            <text:p text:style-name="P35"><text:span text:style-name="T16">Interrupt Number</text:span></text:p>
          </table:table-cell>
          <table:table-cell table:style-name="Table2.A1" office:value-type="string">
            <text:p text:style-name="P35"><text:span text:style-name="T16">5</text:span></text:p>
          </table:table-cell>
        </table:table-row>
        <table:table-row table:style-name="TableLine94072826069504">
          <table:table-cell table:style-name="Table2.A1" office:value-type="string">
            <text:p text:style-name="P36"><text:span text:style-name="T16">I/0 Port Address</text:span></text:p>
          </table:table-cell>
          <table:table-cell table:style-name="Table2.A1" office:value-type="string">
            <text:p text:style-name="P36"><text:span text:style-name="T16">0x300</text:span></text:p>
          </table:table-cell>
        </table:table-row>
        <table:table-row table:style-name="TableLine94072826069504">
          <table:table-cell table:style-name="Table2.A1" office:value-type="string">
            <text:p text:style-name="P37"><text:span text:style-name="T16">I/O Channel Ready</text:span></text:p>
          </table:table-cell>
          <table:table-cell table:style-name="Table2.A1" office:value-type="string">
            <text:p text:style-name="P37"><text:span text:style-name="T16">Late</text:span></text:p>
          </table:table-cell>
        </table:table-row>
        <table:table-row table:style-name="TableLine94072826069504">
          <table:table-cell table:style-name="Table2.A1" office:value-type="string">
            <text:p text:style-name="P38"><text:span text:style-name="T16">Transceiver Type</text:span></text:p>
          </table:table-cell>
          <table:table-cell table:style-name="Table2.A1" office:value-type="string">
            <text:p text:style-name="P39"><text:span text:style-name="T16">Twisted-Pair (TPE</text:span><text:span text:style-name="T19">)</text:span></text:p>
          </table:table-cell>
        </table:table-row>
      </table:table>
      <text:list xml:id="list140616168932261" text:continue-numbering="true" text:style-name="L13">
        <text:list-header>
          <text:p text:style-name="P32"><text:span text:style-name="T16">Зверніть увагу на те, що у списку Installed Adapter Cards присутні дві плати — 3Com EtherLinkII Adapter і Intel EtherExpress 16LAN Adapter.</text:span></text:p>
        </text:list-header>
      </text:list>
      <text:p text:style-name="P40"><text:span text:style-name="T16">Видалення:</text:span></text:p>
      <text:list xml:id="list954773256" text:style-name="L14">
        <text:list-item>
          <text:p text:style-name="P41"><text:span text:style-name="T16">у вікні Network Settings із списку Installed Adapter Cards виберіть адаптер 3Com EtherLinkII Adapter;</text:span></text:p>
        </text:list-item>
        <text:list-item>
          <text:p text:style-name="P41"><text:span text:style-name="T16">клацніть кнопку Remove. Зверніть увагу: запис “3Com EtherLinkII Adapter” зник із списку установлених плат мережевого адаптера;</text:span></text:p>
        </text:list-item>
        <text:list-item>
          <text:p text:style-name="P41"><text:span text:style-name="T16">у меню File клацніть команду Exit Lab.</text:span></text:p>
        </text:list-item>
      </text:list>
      <text:p text:style-name="P17">Висновки</text:p>
      <text:p text:style-name="P27">TODO</text:p>
      <text:p text:style-name="P16">Контрольні питання</text:p>
      <text:list xml:id="list565984058" text:style-name="L6">
        <text:list-item>
          <text:p text:style-name="P28">Основні характеристики і функції плати мережевого адаптера.</text:p>
          <text:p text:style-name="P25">TODO</text:p>
        </text:list-item>
        <text:list-item>
          <text:p text:style-name="P28">Призначення плати мережевого адаптера.</text:p>
          <text:p text:style-name="P26">TODO</text:p>
        </text:list-item>
        <text:list-item>
          <text:p text:style-name="P28">Перелічіть параметри настройки плати мережевого адаптера.</text:p>
          <text:p text:style-name="P26">TODO</text:p>
        </text:list-item>
        <text:list-item>
          <text:p text:style-name="P28">Серед додаткових можливостей плат мережевого адаптера, які підвищують продуктивність мережі, назвіть будь-які три.</text:p>
          <text:p text:style-name="P26">TODO</text:p>
        </text:list-item>
        <text:list-item>
          <text:p text:style-name="P28">Скільки плат було встановлено при виконанні л. р. 6?</text:p>
          <text:p text:style-name="P26">TODO</text:p>
        </text:list-item>
        <text:list-item>
          <text:p text:style-name="P28">Чи будуть вони функціонувати одночасно?</text:p>
          <text:p text:style-name="P26">TODO</text:p>
        </text:list-item>
        <text:list-item>
          <text:p text:style-name="P28">Які параметри необхідно встановити коректно, щоб плати функціонували одночасно?</text:p>
          <text:p text:style-name="P24">TODO</text:p>
        </text:list-item>
        <text:list-item>
          <text:p text:style-name="P28">Функції якого пристрою може виконувати комп’ютер, якщо плати функціонують одночасно?</text:p>
          <text:p text:style-name="P25">TOD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05T14:06:00.987475184</dc:date>
    <meta:editing-duration>PT19H30M22S</meta:editing-duration>
    <meta:editing-cycles>1371</meta:editing-cycles>
    <meta:generator>LibreOffice/7.2.6.2$Linux_X86_64 LibreOffice_project/20$Build-2</meta:generator>
    <meta:document-statistic meta:table-count="2" meta:image-count="0" meta:object-count="1" meta:page-count="4" meta:paragraph-count="77" meta:word-count="414" meta:character-count="2949" meta:non-whitespace-character-count="2626"/>
  </office:meta>
</office:document-meta>
</file>